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L4"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3" style:family="paragraph" style:parent-style-name="List_20_Paragraph" style:list-style-name="L8">
      <style:paragraph-properties fo:margin-left="0in" fo:margin-right="0in" fo:text-indent="0in" style:auto-text-indent="false"/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4" style:family="paragraph" style:parent-style-name="List_20_Paragraph" style:list-style-name="L5">
      <style:paragraph-properties fo:margin-left="0in" fo:margin-right="0in" fo:text-indent="0in" style:auto-text-indent="false"/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style:font-name="Bahnschrift Light" fo:language="el" fo:country="GR" fo:font-weight="normal" style:font-weight-asian="normal" style:font-weight-complex="normal"/>
    </style:style>
    <style:style style:name="P6" style:family="paragraph" style:parent-style-name="Preformatted_20_Text" style:list-style-name="L2">
      <style:text-properties style:font-name="Bahnschrift Light" fo:language="el" fo:country="GR" fo:font-weight="normal" style:font-weight-asian="normal" style:font-weight-complex="normal"/>
    </style:style>
    <style:style style:name="P7" style:family="paragraph" style:parent-style-name="Preformatted_20_Text" style:list-style-name="L3">
      <style:text-properties style:font-name="Bahnschrift Light" fo:language="el" fo:country="GR" fo:font-weight="normal" style:font-weight-asian="normal" style:font-weight-complex="normal"/>
    </style:style>
    <style:style style:name="P8" style:family="paragraph" style:parent-style-name="Preformatted_20_Text" style:list-style-name="L1">
      <style:text-properties style:font-name="Bahnschrift Light" fo:language="el" fo:country="GR" fo:font-weight="normal" style:font-weight-asian="normal" style:font-weight-complex="normal"/>
    </style:style>
    <style:style style:name="P9" style:family="paragraph" style:parent-style-name="Preformatted_20_Text">
      <style:text-properties style:font-name="Bahnschrift Light" fo:language="en" fo:country="US" fo:font-weight="normal" style:font-weight-asian="normal" style:font-weight-complex="normal"/>
    </style:style>
    <style:style style:name="P10" style:family="paragraph" style:parent-style-name="Preformatted_20_Text">
      <style:text-properties style:font-name="Bahnschrift Light" fo:language="zxx" fo:country="none" fo:font-weight="normal" style:font-weight-asian="normal" style:font-weight-complex="normal"/>
    </style:style>
    <style:style style:name="P11" style:family="paragraph" style:parent-style-name="Preformatted_20_Text"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12" style:family="paragraph" style:parent-style-name="Preformatted_20_Text" style:list-style-name="L6"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 style:list-style-name="L7"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style:font-name="Bahnschrift Light" fo:font-size="10pt" fo:language="el" fo:country="GR" fo:font-weight="normal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Βασική ροή: Το διαχειριστικό προσωπικό θέλει να προσθέσει ιατρικό προσωπικό.</text:p>
      <text:p text:style-name="P5"/>
      <text:list xml:id="list4617264847833598584" text:style-name="L1">
        <text:list-item>
          <text:p text:style-name="P8">Από την αρχική οθόνη, ο διαχειριστής επιλέγει προσθήκη ιατρικού προσωπικού.</text:p>
        </text:list-item>
        <text:list-item>
          <text:p text:style-name="P8">Το σύστημα εμφανίζει τη φορμα δημιουργίας προφίλ.</text:p>
        </text:list-item>
        <text:list-item>
          <text:p text:style-name="P8">Ο διαχειριστής ανεβάζει φωτογραφία του ιατρικού προσωπικού.</text:p>
        </text:list-item>
        <text:list-item>
          <text:p text:style-name="P8">Ο διαχειριστής πληκτρολογεί το ονοματεπώνυμο, ειδικότητα, εκπαίδευση, χρόνια υπηρεσίας, προηγούμενες υπηρεσίες, ομάδα αίματος, τηλέφωνο, μητρώο, τόπος κατοικίας του προσωπικού.</text:p>
        </text:list-item>
        <text:list-item>
          <text:p text:style-name="P8">Ο διαχειριστής επιλέγει αποθήκευση.</text:p>
        </text:list-item>
        <text:list-item>
          <text:p text:style-name="P8">Το σύστημα τσεκάρει αν τα απαραίτητα στοιχεία έχουν πληκτρολογήθει.</text:p>
        </text:list-item>
        <text:list-item>
          <text:p text:style-name="P8">Τα απαραίτητα στοιχεία έχουν πληκτρολογηθεί, οπότε εμφανίζεται μήνυμα επιτυχημένης αποθήκευσης.</text:p>
        </text:list-item>
        <text:list-item>
          <text:p text:style-name="P8">Ο διαχειριστής επιλέγει “ΟΚ”.</text:p>
        </text:list-item>
        <text:list-item>
          <text:p text:style-name="P8">Το σύστημα επιστρέφει στην αρχική οθόνη.</text:p>
        </text:list-item>
      </text:list>
      <text:p text:style-name="P5"/>
      <text:p text:style-name="P5">Εναλλακτική ροή <text:span text:style-name="T2">1</text:span></text:p>
      <text:p text:style-name="P9"/>
      <text:p text:style-name="P10">6. <text:span text:style-name="T1">Τα απαραίτητα στοιχεία δέν έχουν πλκτρολογηθεί, οπότε εμφανίζεται μήνυμα αποτυχημένης αποθήκευσης.</text:span></text:p>
      <text:p text:style-name="P5">7. Ο διαχειρηστής επιλέγει “ΟΚ”.</text:p>
      <text:p text:style-name="P5">8. Συμπληρώνει τα υπόλειπα απαραίτητα στοίχεια.</text:p>
      <text:p text:style-name="P5">9. Η περίπτωση χρήσης συνεχίζεται από το βήμα 4 της βασικής ροής.</text:p>
      <text:p text:style-name="P5"/>
      <text:p text:style-name="P14">Βασική ροή: Το διαχειριστικό προσωπικό θέλει να επεξεργαστεί ιατρικό προσωπικό.</text:p>
      <text:p text:style-name="P5"/>
      <text:list xml:id="list7884006186875297904" text:style-name="L2">
        <text:list-item>
          <text:p text:style-name="P6">Από την αρχική οθόνη, ο διαχειρηστής επιλέγει επεξεργασία ιατρικού προσωπικού.</text:p>
        </text:list-item>
        <text:list-item>
          <text:p text:style-name="P6">Το σύστημα εμφανίζει ενα μενού με όλο το τρέχον ιατρικό προσωπικό.</text:p>
        </text:list-item>
        <text:list-item>
          <text:p text:style-name="P6">Επιλέγει το επιθυμητό προσωπικό.</text:p>
        </text:list-item>
        <text:list-item>
          <text:p text:style-name="P6">Το σύστημα εμφανίζει οθόνη με τις αποθηκευμένες πληροφορίες του συγκεκριμένου προσωπικού</text:p>
        </text:list-item>
        <text:list-item>
          <text:p text:style-name="P6">Η περίπτωση χρήσης συνεχίζεται απο το βήμα 3 της βασικής ροής για προσθήκη ιατρικού προσωπικού καθώς και της εναλλακτικής ροής 1.</text:p>
        </text:list-item>
      </text:list>
      <text:p text:style-name="P5"/>
      <text:p text:style-name="P14">Βασική ροή: Το διαχειριστικό προσωπικό θέλει να διαγράψει ιατρικό προσωπικό.</text:p>
      <text:p text:style-name="P5"/>
      <text:list xml:id="list5255480354888323069" text:style-name="L3">
        <text:list-header>
          <text:p text:style-name="P7"/>
        </text:list-header>
        <text:list-item>
          <text:p text:style-name="P7">Από την αρχική οθόνη, ο διαχειρηστής επιλέγει επεξεργασία ιατρικού προσωπικού.</text:p>
        </text:list-item>
        <text:list-item>
          <text:p text:style-name="P7">Το σύστημα εμφανίζει ενα μενού με όλο το τρέχον ιατρικό προσωπικό.</text:p>
        </text:list-item>
        <text:list-item>
          <text:p text:style-name="P7">Επιλέγει το επιθυμητό προσωπικό.</text:p>
        </text:list-item>
        <text:list-item>
          <text:p text:style-name="P7">Το σύστημα εμφανίζει οθόνη με τις αποθηκευμένες πληροφορίες του συγκεκριμένου προσωπικού.</text:p>
        </text:list-item>
        <text:list-item>
          <text:p text:style-name="P7">Επιλέγει διαγραφή προσωπικού.</text:p>
        </text:list-item>
        <text:list-item>
          <text:p text:style-name="P7">Το σύστημα εμφανίζει μύνημα επαλήθευσης.</text:p>
        </text:list-item>
        <text:list-item>
          <text:p text:style-name="P7">Ο διαχειρηστής επιλέγει “διαγραφή”.</text:p>
        </text:list-item>
        <text:list-item>
          <text:p text:style-name="P7">Το σύστημα εμφανίζει μύνημα επιτυχημένης διαγραφής.</text:p>
        </text:list-item>
        <text:list-item>
          <text:p text:style-name="P7">Ο χρήστης επιλέγει “ΟΚ”.</text:p>
        </text:list-item>
        <text:list-item>
          <text:p text:style-name="P7">Το σύστημα επιστρέφει στην αρχική οθόνη.</text:p>
        </text:list-item>
      </text:list>
      <text:p text:style-name="P5"/>
      <text:p text:style-name="P5">Εναλλακτική ροή 1</text:p>
      <text:p text:style-name="P5">7. Ο διαχειρηστής επιλέγει “ακύρωση”.</text:p>
      <text:p text:style-name="P5">8. Το σύστημα επιστρέφει στο προφίλ του επιλεγμένου ιατρικού προσωπικου.</text:p>
      <text:p text:style-name="P5"/>
      <text:p text:style-name="P5"/>
      <text:p text:style-name="P14">Βασική ροή: Το διαχειριστικό προσωπικό θέλει να επικοινωνήσει με ιατρικό προσωπικό.</text:p>
      <text:p text:style-name="P14"/>
      <text:list xml:id="list3011100473463035230" text:style-name="L4">
        <text:list-item>
          <text:p text:style-name="P1">Από την αρχική οθόνη, ο διαχειρηστής επιλέγει το εικονίδιο άμεσης επικοινωνίας (<text:span text:style-name="T2">IM).</text:span></text:p>
        </text:list-item>
        <text:list-item>
          <text:p text:style-name="P1">Επιλέγει το εικονίδιο προσθήκης νεας συνομιλίας.</text:p>
        </text:list-item>
        <text:list-item>
          <text:p text:style-name="P1">Το σύστημα εμφανίζει ένα μενού με όλο το τρεχόν προσωπικό.</text:p>
        </text:list-item>
        <text:list-item>
          <text:p text:style-name="P1">Επιλέγει το επιθυμιτό πρόσωπο.</text:p>
        </text:list-item>
        <text:list-item>
          <text:p text:style-name="P1">Το σύστημα εμφανίζει την συνομιλία.</text:p>
        </text:list-item>
        <text:list-item>
          <text:p text:style-name="P1"><text:soft-page-break/>Ο διαχειριστής πληκτρολογεί το επιθυμητό μύνημα.</text:p>
        </text:list-item>
        <text:list-item>
          <text:p text:style-name="P1">Παταει αποστολή μυνήματος.</text:p>
        </text:list-item>
      </text:list>
      <text:p text:style-name="P2"/>
      <text:p text:style-name="P2"/>
      <text:p text:style-name="P2">Εναλλακτική ροή 1</text:p>
      <text:p text:style-name="P2"/>
      <text:p text:style-name="P2">1. <text:s/>Απο την αρχική οθόνη ο διαχειριστής επιλέγει το εικονίδιο συνομιλίας.</text:p>
      <text:list xml:id="list4783932915820109693" text:style-name="L8">
        <text:list-header>
          <text:p text:style-name="P3">2. Το σύστημα εμφανίζει ολες τις υπάρχον συνομιλίες.</text:p>
        </text:list-header>
      </text:list>
      <text:list xml:id="list225952327990226638" text:style-name="L5">
        <text:list-header>
          <text:p text:style-name="P4">3. Ο διαχειριστής επιλέγει την επιθυμητή συνομιλία.</text:p>
          <text:p text:style-name="P4">4. Το συστημα εμφανίζει το ιστορικο μυνημάτων για την επιλεγμένη συνομιλία.</text:p>
          <text:p text:style-name="P4">5. Ο <text:s/>διαχειριστής παταει το εικονίδιο συγγραφής νέου μυνήματος.</text:p>
          <text:p text:style-name="P4">6. Η περίπτωση χρήσης συνεχίζεται απο το βήμα 6 της βασικής ροής .</text:p>
        </text:list-header>
      </text:list>
      <text:p text:style-name="P2"/>
      <text:p text:style-name="P16">Βασική ροή: Το διαχειριστικό προσωπικό θέλει να δει τις επισκεψεις όλου του ιατρικού προσωπικού.</text:p>
      <text:p text:style-name="P15"/>
      <text:p text:style-name="P15"/>
      <text:list xml:id="list1645646473483741249" text:style-name="L6">
        <text:list-item>
          <text:p text:style-name="P12">Από την αρχική οθόνη, ο διαχειρηστής επιλέγει την προβολή επισκέψεων.</text:p>
        </text:list-item>
        <text:list-item>
          <text:p text:style-name="P12">Το σύστημα εμφανίζει μια καρτέλα με όλο το τρεχόν προσωπικό.</text:p>
        </text:list-item>
        <text:list-item>
          <text:p text:style-name="P12">Ο διαχειρηστής επιλέγει το επιθυμητό προσωπικό.</text:p>
        </text:list-item>
        <text:list-item>
          <text:p text:style-name="P12">Ο διαχειρηστής επιλέγει την προβολή ημερολογίου.</text:p>
        </text:list-item>
        <text:list-item>
          <text:p text:style-name="P12">Το σύστημα εμφανίζει το ημερολόγιο πού περιέχει τις επισκέψεις.</text:p>
        </text:list-item>
        <text:list-item>
          <text:p text:style-name="P12">Ο διαχειρηστής επιλέγει μια επίσκεψη.</text:p>
        </text:list-item>
        <text:list-item>
          <text:p text:style-name="P12">Το σύστημα εμφανίζει την επίσκεψη και τις λεπτομέριες της.</text:p>
        </text:list-item>
      </text:list>
      <text:p text:style-name="P11"/>
      <text:p text:style-name="P11">Εναλλακτική ροή 1.5</text:p>
      <text:p text:style-name="P11"/>
      <text:p text:style-name="P11">6. Ο διαχειρηστής επιλέγει μια συγκεκριμένη ημερομηνία.</text:p>
      <text:p text:style-name="P11">7. Το σύστημα εμφανίζει τις επισκέψεις για την συγκεκριμένη ημερομηνία</text:p>
      <text:p text:style-name="P11">8. Ο διαχειρηστής επιλέγει μια επίσκεψη.</text:p>
      <text:p text:style-name="P11">9. Το σύστημα εμφανίζει την επίσκεψη και τις λεπτομέριες της.</text:p>
      <text:p text:style-name="P2"/>
      <text:p text:style-name="P16">Βασική ροή: Το διαχειριστικό προσωπικό θέλει να δει τα <text:span text:style-name="T2">logs</text:span> του ιατρικού προσωπικού.</text:p>
      <text:p text:style-name="P15"/>
      <text:list xml:id="list8308589812988843811" text:style-name="L7">
        <text:list-item>
          <text:p text:style-name="P13">Απο την αρχική οθόνη, ο διαχειρηστής επιλέγει την προβολή των <text:span text:style-name="T2">logs.</text:span></text:p>
        </text:list-item>
        <text:list-item>
          <text:p text:style-name="P13">Το σύστημα εμφανίζει μία λίστα με όλο το τρέχον ιατρικό προσωπικό.</text:p>
        </text:list-item>
        <text:list-item>
          <text:p text:style-name="P13">Ο διαχειρηστής επιλέγει το επιθυμητό προσωπικό.</text:p>
        </text:list-item>
        <text:list-item>
          <text:p text:style-name="P13">Το σύστημα εμφανιζει το επιλεγμένο προσωπικο.</text:p>
        </text:list-item>
        <text:list-item>
          <text:p text:style-name="P13">Ο διαχειρηστής επιλέγει “προσθήκη <text:span text:style-name="T2">log </text:span>στην οθόνη”</text:p>
        </text:list-item>
        <text:list-item>
          <text:p text:style-name="P13">Το σύστημα προσθέτει στην οθόνη τα <text:span text:style-name="T2">logs </text:span>του επιλεγμένου ιατρικού προσωπικού.</text:p>
        </text:list-item>
      </text:list>
      <text:p text:style-name="P15"/>
      <text:p text:style-name="P15">Εναλλακτική ροη 1.4</text:p>
      <text:p text:style-name="P15"/>
      <text:p text:style-name="P15">5. Ο διαχειρηστής επιλέγει την προβολή ημερολογίου.</text:p>
      <text:p text:style-name="P15">6. Το συστημα εμφανιζει το ημερολόγιο.</text:p>
      <text:p text:style-name="P15">7. Ο διαχειρηστής επιλέγει ημερομηνία.</text:p>
      <text:p text:style-name="P15">8. Το σύστημα φιλτράρει τα <text:span text:style-name="T2">logs </text:span>με βάση την επιλεγμένη ημερομηνία.</text:p>
      <text:p text:style-name="P15">Συνεχίζεται απο το βήμα 5 της βασικής ροή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ahnschrift" fo:font-size="10pt" style:font-name-asian="NSimSun" style:font-size-asian="10pt" style:font-name-complex="Courier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4-22T21:35:54.53</dc:date>
    <dc:creator>Spyros Tsimpoukis</dc:creator>
    <meta:generator>OpenOffice/4.1.5$Win32 OpenOffice.org_project/415m1$Build-9789</meta:generator>
    <meta:editing-duration>PT8H51M20S</meta:editing-duration>
    <meta:editing-cycles>8</meta:editing-cycles>
    <meta:document-statistic meta:table-count="0" meta:image-count="0" meta:object-count="0" meta:page-count="2" meta:paragraph-count="76" meta:word-count="656" meta:character-count="4431"/>
  </office:meta>
</office:document-meta>
</file>